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80000067BF9EF1D5EBDCE4B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6.568cm" fo:min-width="10.93cm"/>
    </style:style>
    <style:style style:name="gr3" style:family="graphic" style:parent-style-name="standard">
      <style:graphic-properties svg:stroke-color="#00ccff" draw:fill-color="#00ccff" draw:textarea-horizontal-align="justify" draw:textarea-vertical-align="middle" draw:auto-grow-height="false" fo:min-height="1.401cm" fo:min-width="10.93cm"/>
    </style:style>
    <style:style style:name="gr4" style:family="graphic" style:parent-style-name="standard">
      <style:graphic-properties svg:stroke-width="0.106cm" svg:stroke-color="#b2b2b2" draw:marker-start-width="0.358cm" draw:marker-end-width="0.358cm" draw:fill-color="#ffffff" draw:textarea-horizontal-align="justify" draw:textarea-vertical-align="middle" draw:auto-grow-height="false" fo:min-height="0.993cm" fo:min-width="6.458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b2b2b2" draw:marker-start-width="0.359cm" draw:marker-end-width="0.359cm" draw:fill-color="#eeeeee" draw:textarea-horizontal-align="justify" draw:textarea-vertical-align="middle" draw:auto-grow-height="false" fo:min-height="1.34cm" fo:min-width="5.562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00ccff"/>
      <style:paragraph-properties fo:text-align="start"/>
      <style:text-properties fo:color="#ffffff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cccccc" fo:font-size="24pt" style:font-size-asian="24pt" style:font-size-complex="24pt"/>
    </style:style>
    <style:style style:name="P7" style:family="paragraph">
      <loext:graphic-properties draw:fill-color="#eeeeee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ccccc" fo:font-size="24pt" style:font-size-asian="24pt" style:font-size-complex="24pt"/>
    </style:style>
    <style:style style:name="T4" style:family="text">
      <style:text-properties fo:color="#666666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5cm" svg:height="24.61cm" svg:x="2.271cm" svg:y="2.239cm">
          <draw:image xlink:href="Pictures/10000201000003580000067BF9EF1D5EBDCE4B0D.png" xlink:type="simple" xlink:show="embed" xlink:actuate="onLoad">
            <text:p/>
          </draw:image>
        </draw:frame>
        <draw:custom-shape draw:style-name="gr2" draw:text-style-name="P2" draw:layer="layout" svg:width="11.43cm" svg:height="16.818cm" svg:x="2.905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43cm" svg:height="1.651cm" svg:x="2.905cm" svg:y="5.699cm">
          <text:p text:style-name="P3"><text:span text:style-name="T1"><text:tab/></text:span><text:span text:style-name="T2">Un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62cm" svg:height="1.905cm" svg:x="4.81cm" svg:y="8.578cm">
          <text:p text:style-name="P5"><text:span text:style-name="T3">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35cm" svg:height="1.878cm" svg:x="5.445cm" svg:y="11.695cm">
          <text:p text:style-name="P5"><text:span text:style-name="T4">Un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.2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08:13:27.493227268</meta:creation-date>
    <dc:date>2017-11-03T10:31:59.669000000</dc:date>
    <meta:editing-duration>PT23M38S</meta:editing-duration>
    <meta:editing-cycles>11</meta:editing-cycles>
    <meta:generator>LibreOffice/5.2.7.2$Windows_x86 LibreOffice_project/2b7f1e640c46ceb28adf43ee075a6e8b8439ed10</meta:generator>
    <meta:document-statistic meta:object-count="5"/>
  </office:meta>
</office:document-meta>
</file>